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'sample rate'.$B$3]/(['sample rate'.A5]+1))" office:value-type="float" office:value="1000" calcext:value-type="float">
            <text:p>1000</text:p>
          </table:table-cell>
          <table:table-cell table:formula="of:=ROUND(['sample rate'.$C$3]/((8*['sample rate'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'sample rate'.$B$3]/(['sample rate'.E5]+1)" office:value-type="float" office:value="19.6078431372549" calcext:value-type="float">
            <text:p>19,6</text:p>
          </table:table-cell>
          <table:table-cell table:formula="of:=['sample rate'.$C$3]/(['sample rate'.E5]+1)" office:value-type="float" office:value="156.862745098039" calcext:value-type="float">
            <text:p>156,9</text:p>
          </table:table-cell>
          <table:table-cell table:formula="of:=1/['sample rate'.B5]" office:value-type="float" office:value="0.001" calcext:value-type="float">
            <text:p>0,001</text:p>
          </table:table-cell>
          <table:table-cell table:formula="of:=2/['sample rate'.B5]" office:value-type="float" office:value="0.002" calcext:value-type="float">
            <text:p>0,002</text:p>
          </table:table-cell>
          <table:table-cell table:formula="of:=5/['sample rate'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'sample rate'.$B$3]/(['sample rate'.A6]+1))" office:value-type="float" office:value="500" calcext:value-type="float">
            <text:p>500</text:p>
          </table:table-cell>
          <table:table-cell table:formula="of:=ROUND(['sample rate'.$C$3]/((8*['sample rate'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'sample rate'.$B$3]/(['sample rate'.E6]+1)" office:value-type="float" office:value="9.9009900990099" calcext:value-type="float">
            <text:p>9,9</text:p>
          </table:table-cell>
          <table:table-cell table:formula="of:=['sample rate'.$C$3]/(['sample rate'.E6]+1)" office:value-type="float" office:value="79.2079207920792" calcext:value-type="float">
            <text:p>79,2</text:p>
          </table:table-cell>
          <table:table-cell table:formula="of:=1/['sample rate'.B6]" office:value-type="float" office:value="0.002" calcext:value-type="float">
            <text:p>0,002</text:p>
          </table:table-cell>
          <table:table-cell table:formula="of:=2/['sample rate'.B6]" office:value-type="float" office:value="0.004" calcext:value-type="float">
            <text:p>0,004</text:p>
          </table:table-cell>
          <table:table-cell table:formula="of:=5/['sample rate'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'sample rate'.$B$3]/(['sample rate'.A7]+1))" office:value-type="float" office:value="333" calcext:value-type="float">
            <text:p>333</text:p>
          </table:table-cell>
          <table:table-cell table:formula="of:=ROUND(['sample rate'.$C$3]/((8*['sample rate'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'sample rate'.$B$3]/(['sample rate'.E7]+1)" office:value-type="float" office:value="5.95238095238095" calcext:value-type="float">
            <text:p>6,0</text:p>
          </table:table-cell>
          <table:table-cell table:formula="of:=['sample rate'.$C$3]/(['sample rate'.E7]+1)" office:value-type="float" office:value="47.6190476190476" calcext:value-type="float">
            <text:p>47,6</text:p>
          </table:table-cell>
          <table:table-cell table:formula="of:=1/['sample rate'.B7]" office:value-type="float" office:value="0.003003003003003" calcext:value-type="float">
            <text:p>0,003</text:p>
          </table:table-cell>
          <table:table-cell table:formula="of:=2/['sample rate'.B7]" office:value-type="float" office:value="0.00600600600600601" calcext:value-type="float">
            <text:p>0,006</text:p>
          </table:table-cell>
          <table:table-cell table:formula="of:=5/['sample rate'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'sample rate'.$B$3]/(['sample rate'.A8]+1))" office:value-type="float" office:value="250" calcext:value-type="float">
            <text:p>250</text:p>
          </table:table-cell>
          <table:table-cell table:formula="of:=ROUND(['sample rate'.$C$3]/((8*['sample rate'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'sample rate'.$B$3]/(['sample rate'.E8]+1)" office:value-type="float" office:value="4.97512437810945" calcext:value-type="float">
            <text:p>5,0</text:p>
          </table:table-cell>
          <table:table-cell table:formula="of:=['sample rate'.$C$3]/(['sample rate'.E8]+1)" office:value-type="float" office:value="39.8009950248756" calcext:value-type="float">
            <text:p>39,8</text:p>
          </table:table-cell>
          <table:table-cell table:formula="of:=1/['sample rate'.B8]" office:value-type="float" office:value="0.004" calcext:value-type="float">
            <text:p>0,004</text:p>
          </table:table-cell>
          <table:table-cell table:formula="of:=2/['sample rate'.B8]" office:value-type="float" office:value="0.008" calcext:value-type="float">
            <text:p>0,008</text:p>
          </table:table-cell>
          <table:table-cell table:formula="of:=5/['sample rate'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'sample rate'.$B$3]/(['sample rate'.A9]+1))" office:value-type="float" office:value="200" calcext:value-type="float">
            <text:p>200</text:p>
          </table:table-cell>
          <table:table-cell table:formula="of:=ROUND(['sample rate'.$C$3]/((8*['sample rate'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'sample rate'.$B$3]/(['sample rate'.E9]+1)" office:value-type="float" office:value="3.98406374501992" calcext:value-type="float">
            <text:p>4,0</text:p>
          </table:table-cell>
          <table:table-cell table:formula="of:=['sample rate'.$C$3]/(['sample rate'.E9]+1)" office:value-type="float" office:value="31.8725099601594" calcext:value-type="float">
            <text:p>31,9</text:p>
          </table:table-cell>
          <table:table-cell table:formula="of:=1/['sample rate'.B9]" office:value-type="float" office:value="0.005" calcext:value-type="float">
            <text:p>0,005</text:p>
          </table:table-cell>
          <table:table-cell table:formula="of:=2/['sample rate'.B9]" office:value-type="float" office:value="0.01" calcext:value-type="float">
            <text:p>0,010</text:p>
          </table:table-cell>
          <table:table-cell table:formula="of:=5/['sample rate'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'sample rate'.$B$3]/(['sample rate'.A10]+1))" office:value-type="float" office:value="167" calcext:value-type="float">
            <text:p>167</text:p>
          </table:table-cell>
          <table:table-cell table:formula="of:=ROUND(['sample rate'.$C$3]/((8*['sample rate'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'sample rate'.$B$3]/(['sample rate'.E10]+1)" office:value-type="float" office:value="3.32225913621262" calcext:value-type="float">
            <text:p>3,3</text:p>
          </table:table-cell>
          <table:table-cell table:formula="of:=['sample rate'.$C$3]/(['sample rate'.E10]+1)" office:value-type="float" office:value="26.578073089701" calcext:value-type="float">
            <text:p>26,6</text:p>
          </table:table-cell>
          <table:table-cell table:formula="of:=1/['sample rate'.B10]" office:value-type="float" office:value="0.00598802395209581" calcext:value-type="float">
            <text:p>0,006</text:p>
          </table:table-cell>
          <table:table-cell table:formula="of:=2/['sample rate'.B10]" office:value-type="float" office:value="0.0119760479041916" calcext:value-type="float">
            <text:p>0,012</text:p>
          </table:table-cell>
          <table:table-cell table:formula="of:=5/['sample rate'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'sample rate'.$B$3]/(['sample rate'.A11]+1))" office:value-type="float" office:value="143" calcext:value-type="float">
            <text:p>143</text:p>
          </table:table-cell>
          <table:table-cell table:style-name="ce2" table:formula="of:=ROUND(['sample rate'.$C$3]/((8*['sample rate'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'sample rate'.$B$3]/(['sample rate'.E11]+1)" office:value-type="float" office:value="2.9940119760479" calcext:value-type="float">
            <text:p>3,0</text:p>
          </table:table-cell>
          <table:table-cell table:formula="of:=['sample rate'.$C$3]/(['sample rate'.E11]+1)" office:value-type="float" office:value="23.9520958083832" calcext:value-type="float">
            <text:p>24,0</text:p>
          </table:table-cell>
          <table:table-cell table:formula="of:=1/['sample rate'.B11]" office:value-type="float" office:value="0.00699300699300699" calcext:value-type="float">
            <text:p>0,007</text:p>
          </table:table-cell>
          <table:table-cell table:formula="of:=2/['sample rate'.B11]" office:value-type="float" office:value="0.013986013986014" calcext:value-type="float">
            <text:p>0,014</text:p>
          </table:table-cell>
          <table:table-cell table:formula="of:=5/['sample rate'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'sample rate'.$B$3]/(['sample rate'.A12]+1))" office:value-type="float" office:value="125" calcext:value-type="float">
            <text:p>125</text:p>
          </table:table-cell>
          <table:table-cell table:style-name="ce2" table:formula="of:=ROUND(['sample rate'.$C$3]/((8*['sample rate'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'sample rate'.$B$3]/(['sample rate'.E12]+1)" office:value-type="float" office:value="2.84900284900285" calcext:value-type="float">
            <text:p>2,8</text:p>
          </table:table-cell>
          <table:table-cell table:formula="of:=['sample rate'.$C$3]/(['sample rate'.E12]+1)" office:value-type="float" office:value="22.7920227920228" calcext:value-type="float">
            <text:p>22,8</text:p>
          </table:table-cell>
          <table:table-cell table:formula="of:=1/['sample rate'.B12]" office:value-type="float" office:value="0.008" calcext:value-type="float">
            <text:p>0,008</text:p>
          </table:table-cell>
          <table:table-cell table:formula="of:=2/['sample rate'.B12]" office:value-type="float" office:value="0.016" calcext:value-type="float">
            <text:p>0,016</text:p>
          </table:table-cell>
          <table:table-cell table:formula="of:=5/['sample rate'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'sample rate'.$B$3]/(['sample rate'.A13]+1))" office:value-type="float" office:value="111" calcext:value-type="float">
            <text:p>111</text:p>
          </table:table-cell>
          <table:table-cell table:style-name="ce2" table:formula="of:=ROUND(['sample rate'.$C$3]/((8*['sample rate'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'sample rate'.$B$3]/(['sample rate'.E13]+1)" office:value-type="float" office:value="2.49376558603491" calcext:value-type="float">
            <text:p>2,5</text:p>
          </table:table-cell>
          <table:table-cell table:formula="of:=['sample rate'.$C$3]/(['sample rate'.E13]+1)" office:value-type="float" office:value="19.9501246882793" calcext:value-type="float">
            <text:p>20,0</text:p>
          </table:table-cell>
          <table:table-cell table:formula="of:=1/['sample rate'.B13]" office:value-type="float" office:value="0.00900900900900901" calcext:value-type="float">
            <text:p>0,009</text:p>
          </table:table-cell>
          <table:table-cell table:formula="of:=2/['sample rate'.B13]" office:value-type="float" office:value="0.018018018018018" calcext:value-type="float">
            <text:p>0,018</text:p>
          </table:table-cell>
          <table:table-cell table:formula="of:=5/['sample rate'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'sample rate'.$B$3]/(['sample rate'.A14]+1))" office:value-type="float" office:value="100" calcext:value-type="float">
            <text:p>100</text:p>
          </table:table-cell>
          <table:table-cell table:formula="of:=ROUND(['sample rate'.$C$3]/((8*['sample rate'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'sample rate'.$B$3]/(['sample rate'.E14]+1)" office:value-type="float" office:value="1.99600798403194" calcext:value-type="float">
            <text:p>2,0</text:p>
          </table:table-cell>
          <table:table-cell table:formula="of:=['sample rate'.$C$3]/(['sample rate'.E14]+1)" office:value-type="float" office:value="15.9680638722555" calcext:value-type="float">
            <text:p>16,0</text:p>
          </table:table-cell>
          <table:table-cell table:formula="of:=1/['sample rate'.B14]" office:value-type="float" office:value="0.01" calcext:value-type="float">
            <text:p>0,010</text:p>
          </table:table-cell>
          <table:table-cell table:formula="of:=2/['sample rate'.B14]" office:value-type="float" office:value="0.02" calcext:value-type="float">
            <text:p>0,020</text:p>
          </table:table-cell>
          <table:table-cell table:formula="of:=5/['sample rate'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'sample rate'.$B$3]/(['sample rate'.A15]+1))" office:value-type="float" office:value="91" calcext:value-type="float">
            <text:p>91</text:p>
          </table:table-cell>
          <table:table-cell table:style-name="ce2" table:formula="of:=ROUND(['sample rate'.$C$3]/((8*['sample rate'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'sample rate'.$B$3]/(['sample rate'.E15]+1)" office:value-type="float" office:value="1.66389351081531" calcext:value-type="float">
            <text:p>1,7</text:p>
          </table:table-cell>
          <table:table-cell table:formula="of:=['sample rate'.$C$3]/(['sample rate'.E15]+1)" office:value-type="float" office:value="13.3111480865225" calcext:value-type="float">
            <text:p>13,3</text:p>
          </table:table-cell>
          <table:table-cell table:formula="of:=1/['sample rate'.B15]" office:value-type="float" office:value="0.010989010989011" calcext:value-type="float">
            <text:p>0,011</text:p>
          </table:table-cell>
          <table:table-cell table:formula="of:=2/['sample rate'.B15]" office:value-type="float" office:value="0.021978021978022" calcext:value-type="float">
            <text:p>0,022</text:p>
          </table:table-cell>
          <table:table-cell table:formula="of:=5/['sample rate'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'sample rate'.$B$3]/(['sample rate'.A16]+1))" office:value-type="float" office:value="83" calcext:value-type="float">
            <text:p>83</text:p>
          </table:table-cell>
          <table:table-cell table:style-name="ce2" table:formula="of:=ROUND(['sample rate'.$C$3]/((8*['sample rate'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'sample rate'.$B$3]/(['sample rate'.E16]+1)" office:value-type="float" office:value="1.4265335235378" calcext:value-type="float">
            <text:p>1,4</text:p>
          </table:table-cell>
          <table:table-cell table:formula="of:=['sample rate'.$C$3]/(['sample rate'.E16]+1)" office:value-type="float" office:value="11.4122681883024" calcext:value-type="float">
            <text:p>11,4</text:p>
          </table:table-cell>
          <table:table-cell table:formula="of:=1/['sample rate'.B16]" office:value-type="float" office:value="0.0120481927710843" calcext:value-type="float">
            <text:p>0,012</text:p>
          </table:table-cell>
          <table:table-cell table:formula="of:=2/['sample rate'.B16]" office:value-type="float" office:value="0.0240963855421687" calcext:value-type="float">
            <text:p>0,024</text:p>
          </table:table-cell>
          <table:table-cell table:formula="of:=5/['sample rate'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'sample rate'.$B$3]/(['sample rate'.A17]+1))" office:value-type="float" office:value="77" calcext:value-type="float">
            <text:p>77</text:p>
          </table:table-cell>
          <table:table-cell table:style-name="ce2" table:formula="of:=ROUND(['sample rate'.$C$3]/((8*['sample rate'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'sample rate'.$B$3]/(['sample rate'.E17]+1)" office:value-type="float" office:value="1.24843945068664" calcext:value-type="float">
            <text:p>1,2</text:p>
          </table:table-cell>
          <table:table-cell table:formula="of:=['sample rate'.$C$3]/(['sample rate'.E17]+1)" office:value-type="float" office:value="9.98751560549313" calcext:value-type="float">
            <text:p>10,0</text:p>
          </table:table-cell>
          <table:table-cell table:formula="of:=1/['sample rate'.B17]" office:value-type="float" office:value="0.012987012987013" calcext:value-type="float">
            <text:p>0,013</text:p>
          </table:table-cell>
          <table:table-cell table:formula="of:=2/['sample rate'.B17]" office:value-type="float" office:value="0.025974025974026" calcext:value-type="float">
            <text:p>0,026</text:p>
          </table:table-cell>
          <table:table-cell table:formula="of:=5/['sample rate'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'sample rate'.$B$3]/(['sample rate'.A18]+1))" office:value-type="float" office:value="71" calcext:value-type="float">
            <text:p>71</text:p>
          </table:table-cell>
          <table:table-cell table:style-name="ce2" table:formula="of:=ROUND(['sample rate'.$C$3]/((8*['sample rate'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'sample rate'.$B$3]/(['sample rate'.E18]+1)" office:value-type="float" office:value="1.10987791342952" calcext:value-type="float">
            <text:p>1,1</text:p>
          </table:table-cell>
          <table:table-cell table:formula="of:=['sample rate'.$C$3]/(['sample rate'.E18]+1)" office:value-type="float" office:value="8.87902330743618" calcext:value-type="float">
            <text:p>8,9</text:p>
          </table:table-cell>
          <table:table-cell table:formula="of:=1/['sample rate'.B18]" office:value-type="float" office:value="0.0140845070422535" calcext:value-type="float">
            <text:p>0,014</text:p>
          </table:table-cell>
          <table:table-cell table:formula="of:=2/['sample rate'.B18]" office:value-type="float" office:value="0.028169014084507" calcext:value-type="float">
            <text:p>0,028</text:p>
          </table:table-cell>
          <table:table-cell table:formula="of:=5/['sample rate'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'sample rate'.$B$3]/(['sample rate'.A19]+1))" office:value-type="float" office:value="67" calcext:value-type="float">
            <text:p>67</text:p>
          </table:table-cell>
          <table:table-cell table:style-name="ce2" table:formula="of:=ROUND(['sample rate'.$C$3]/((8*['sample rate'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'sample rate'.$B$3]/(['sample rate'.E19]+1)" office:value-type="float" office:value="0.999000999000999" calcext:value-type="float">
            <text:p>1,0</text:p>
          </table:table-cell>
          <table:table-cell table:formula="of:=['sample rate'.$C$3]/(['sample rate'.E19]+1)" office:value-type="float" office:value="7.99200799200799" calcext:value-type="float">
            <text:p>8,0</text:p>
          </table:table-cell>
          <table:table-cell table:formula="of:=1/['sample rate'.B19]" office:value-type="float" office:value="0.0149253731343284" calcext:value-type="float">
            <text:p>0,015</text:p>
          </table:table-cell>
          <table:table-cell table:formula="of:=2/['sample rate'.B19]" office:value-type="float" office:value="0.0298507462686567" calcext:value-type="float">
            <text:p>0,030</text:p>
          </table:table-cell>
          <table:table-cell table:formula="of:=5/['sample rate'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'sample rate'.$B$3]/(['sample rate'.A20]+1))" office:value-type="float" office:value="63" calcext:value-type="float">
            <text:p>63</text:p>
          </table:table-cell>
          <table:table-cell table:style-name="ce2" table:formula="of:=ROUND(['sample rate'.$C$3]/((8*['sample rate'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'sample rate'.$B$3]/(['sample rate'.E20]+1)" office:value-type="float" office:value="0.908265213442325" calcext:value-type="float">
            <text:p>0,9</text:p>
          </table:table-cell>
          <table:table-cell table:formula="of:=['sample rate'.$C$3]/(['sample rate'.E20]+1)" office:value-type="float" office:value="7.2661217075386" calcext:value-type="float">
            <text:p>7,3</text:p>
          </table:table-cell>
          <table:table-cell table:formula="of:=1/['sample rate'.B20]" office:value-type="float" office:value="0.0158730158730159" calcext:value-type="float">
            <text:p>0,016</text:p>
          </table:table-cell>
          <table:table-cell table:formula="of:=2/['sample rate'.B20]" office:value-type="float" office:value="0.0317460317460317" calcext:value-type="float">
            <text:p>0,032</text:p>
          </table:table-cell>
          <table:table-cell table:formula="of:=5/['sample rate'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'sample rate'.$B$3]/(['sample rate'.A21]+1))" office:value-type="float" office:value="59" calcext:value-type="float">
            <text:p>59</text:p>
          </table:table-cell>
          <table:table-cell table:style-name="ce2" table:formula="of:=ROUND(['sample rate'.$C$3]/((8*['sample rate'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'sample rate'.B21]" office:value-type="float" office:value="0.0169491525423729" calcext:value-type="float">
            <text:p>0,017</text:p>
          </table:table-cell>
          <table:table-cell table:formula="of:=2/['sample rate'.B21]" office:value-type="float" office:value="0.0338983050847458" calcext:value-type="float">
            <text:p>0,034</text:p>
          </table:table-cell>
          <table:table-cell table:formula="of:=5/['sample rate'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'sample rate'.$B$3]/(['sample rate'.A22]+1))" office:value-type="float" office:value="56" calcext:value-type="float">
            <text:p>56</text:p>
          </table:table-cell>
          <table:table-cell table:style-name="ce2" table:formula="of:=ROUND(['sample rate'.$C$3]/((8*['sample rate'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'sample rate'.B22]" office:value-type="float" office:value="0.0178571428571429" calcext:value-type="float">
            <text:p>0,018</text:p>
          </table:table-cell>
          <table:table-cell table:formula="of:=2/['sample rate'.B22]" office:value-type="float" office:value="0.0357142857142857" calcext:value-type="float">
            <text:p>0,036</text:p>
          </table:table-cell>
          <table:table-cell table:formula="of:=5/['sample rate'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'sample rate'.$B$3]/(['sample rate'.A23]+1))" office:value-type="float" office:value="53" calcext:value-type="float">
            <text:p>53</text:p>
          </table:table-cell>
          <table:table-cell table:style-name="ce2" table:formula="of:=ROUND(['sample rate'.$C$3]/((8*['sample rate'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'sample rate'.B23]" office:value-type="float" office:value="0.0188679245283019" calcext:value-type="float">
            <text:p>0,019</text:p>
          </table:table-cell>
          <table:table-cell table:formula="of:=2/['sample rate'.B23]" office:value-type="float" office:value="0.0377358490566038" calcext:value-type="float">
            <text:p>0,038</text:p>
          </table:table-cell>
          <table:table-cell table:formula="of:=5/['sample rate'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'sample rate'.$B$3]/(['sample rate'.A24]+1))" office:value-type="float" office:value="50" calcext:value-type="float">
            <text:p>50</text:p>
          </table:table-cell>
          <table:table-cell table:formula="of:=ROUND(['sample rate'.$C$3]/((8*['sample rate'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'sample rate'.B24]" office:value-type="float" office:value="0.02" calcext:value-type="float">
            <text:p>0,020</text:p>
          </table:table-cell>
          <table:table-cell table:formula="of:=2/['sample rate'.B24]" office:value-type="float" office:value="0.04" calcext:value-type="float">
            <text:p>0,040</text:p>
          </table:table-cell>
          <table:table-cell table:formula="of:=5/['sample rate'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'sample rate'.$B$3]/(['sample rate'.A25]+1))" office:value-type="float" office:value="48" calcext:value-type="float">
            <text:p>48</text:p>
          </table:table-cell>
          <table:table-cell table:style-name="ce2" table:formula="of:=ROUND(['sample rate'.$C$3]/((8*['sample rate'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'sample rate'.B25]" office:value-type="float" office:value="0.0208333333333333" calcext:value-type="float">
            <text:p>0,021</text:p>
          </table:table-cell>
          <table:table-cell table:formula="of:=2/['sample rate'.B25]" office:value-type="float" office:value="0.0416666666666667" calcext:value-type="float">
            <text:p>0,042</text:p>
          </table:table-cell>
          <table:table-cell table:formula="of:=5/['sample rate'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ce1"/>
        <table:table-column table:style-name="co2" table:number-columns-repeated="7" table:default-cell-style-name="ce7"/>
        <table:table-row table:style-name="ro1">
          <table:table-cell table:style-name="ce5" office:value-type="string" calcext:value-type="string">
            <text:p>PT1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1/[filter.B$4]) / ((1/[filter.B$4]) + 1/(3.1415 *[filter.$A5]/2)))" office:value-type="float" office:value="0.439893579780158" calcext:value-type="float">
            <text:p>0,4399</text:p>
          </table:table-cell>
          <table:table-cell table:formula="of:=((1/[filter.C$4]) / ((1/[filter.C$4]) + 1/(3.1415 *[filter.$A5]/2)))" office:value-type="float" office:value="0.321167510095589" calcext:value-type="float">
            <text:p>0,3212</text:p>
          </table:table-cell>
          <table:table-cell table:formula="of:=((1/[filter.D$4]) / ((1/[filter.D$4]) + 1/(3.1415 *[filter.$A5]/2)))" office:value-type="float" office:value="0.281963828927882" calcext:value-type="float">
            <text:p>0,2820</text:p>
          </table:table-cell>
          <table:table-cell table:formula="of:=((1/[filter.E$4]) / ((1/[filter.E$4]) + 1/(3.1415 *[filter.$A5]/2)))" office:value-type="float" office:value="0.239051858615835" calcext:value-type="float">
            <text:p>0,2391</text:p>
          </table:table-cell>
          <table:table-cell table:formula="of:=((1/[filter.F$4]) / ((1/[filter.F$4]) + 1/(3.1415 *[filter.$A5]/2)))" office:value-type="float" office:value="0.190839230932783" calcext:value-type="float">
            <text:p>0,1908</text:p>
          </table:table-cell>
          <table:table-cell table:formula="of:=((1/[filter.G$4]) / ((1/[filter.G$4]) + 1/(3.1415 *[filter.$A5]/2)))" office:value-type="float" office:value="0.135751787913489" calcext:value-type="float">
            <text:p>0,1358</text:p>
          </table:table-cell>
          <table:table-cell table:formula="of:=((1/[filter.H$4]) / ((1/[filter.H$4]) + 1/(3.1415 *[filter.$A5]/2)))" office:value-type="float" office:value="0.0728185158142392" calcext:value-type="float">
            <text:p>0,0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1/[filter.B$4]) / ((1/[filter.B$4]) + 1/(3.1415 *[filter.$A6]/2)))" office:value-type="float" office:value="0.611008460565983" calcext:value-type="float">
            <text:p>0,6110</text:p>
          </table:table-cell>
          <table:table-cell table:formula="of:=((1/[filter.C$4]) / ((1/[filter.C$4]) + 1/(3.1415 *[filter.$A6]/2)))" office:value-type="float" office:value="0.486187417782249" calcext:value-type="float">
            <text:p>0,4862</text:p>
          </table:table-cell>
          <table:table-cell table:formula="of:=((1/[filter.D$4]) / ((1/[filter.D$4]) + 1/(3.1415 *[filter.$A6]/2)))" office:value-type="float" office:value="0.439893579780158" calcext:value-type="float">
            <text:p>0,4399</text:p>
          </table:table-cell>
          <table:table-cell table:formula="of:=((1/[filter.E$4]) / ((1/[filter.E$4]) + 1/(3.1415 *[filter.$A6]/2)))" office:value-type="float" office:value="0.385862556040042" calcext:value-type="float">
            <text:p>0,3859</text:p>
          </table:table-cell>
          <table:table-cell table:formula="of:=((1/[filter.F$4]) / ((1/[filter.F$4]) + 1/(3.1415 *[filter.$A6]/2)))" office:value-type="float" office:value="0.320512166505127" calcext:value-type="float">
            <text:p>0,3205</text:p>
          </table:table-cell>
          <table:table-cell table:formula="of:=((1/[filter.G$4]) / ((1/[filter.G$4]) + 1/(3.1415 *[filter.$A6]/2)))" office:value-type="float" office:value="0.239051858615835" calcext:value-type="float">
            <text:p>0,2391</text:p>
          </table:table-cell>
          <table:table-cell table:formula="of:=((1/[filter.H$4]) / ((1/[filter.H$4]) + 1/(3.1415 *[filter.$A6]/2)))" office:value-type="float" office:value="0.135751787913489" calcext:value-type="float">
            <text:p>0,1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1/[filter.B$4]) / ((1/[filter.B$4]) + 1/(3.1415 *[filter.$A7]/2)))" office:value-type="float" office:value="0.702037319825692" calcext:value-type="float">
            <text:p>0,7020</text:p>
          </table:table-cell>
          <table:table-cell table:formula="of:=((1/[filter.C$4]) / ((1/[filter.C$4]) + 1/(3.1415 *[filter.$A7]/2)))" office:value-type="float" office:value="0.586666251672944" calcext:value-type="float">
            <text:p>0,5867</text:p>
          </table:table-cell>
          <table:table-cell table:formula="of:=((1/[filter.D$4]) / ((1/[filter.D$4]) + 1/(3.1415 *[filter.$A7]/2)))" office:value-type="float" office:value="0.540876352262619" calcext:value-type="float">
            <text:p>0,5409</text:p>
          </table:table-cell>
          <table:table-cell table:formula="of:=((1/[filter.E$4]) / ((1/[filter.E$4]) + 1/(3.1415 *[filter.$A7]/2)))" office:value-type="float" office:value="0.485186233879894" calcext:value-type="float">
            <text:p>0,4852</text:p>
          </table:table-cell>
          <table:table-cell table:formula="of:=((1/[filter.F$4]) / ((1/[filter.F$4]) + 1/(3.1415 *[filter.$A7]/2)))" office:value-type="float" office:value="0.414363912154587" calcext:value-type="float">
            <text:p>0,4144</text:p>
          </table:table-cell>
          <table:table-cell table:formula="of:=((1/[filter.G$4]) / ((1/[filter.G$4]) + 1/(3.1415 *[filter.$A7]/2)))" office:value-type="float" office:value="0.32029431256266" calcext:value-type="float">
            <text:p>0,3203</text:p>
          </table:table-cell>
          <table:table-cell table:formula="of:=((1/[filter.H$4]) / ((1/[filter.H$4]) + 1/(3.1415 *[filter.$A7]/2)))" office:value-type="float" office:value="0.190684781838966" calcext:value-type="float">
            <text:p>0,19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1/[filter.B$4]) / ((1/[filter.B$4]) + 1/(3.1415 *[filter.$A8]/2)))" office:value-type="float" office:value="0.758541591210914" calcext:value-type="float">
            <text:p>0,7585</text:p>
          </table:table-cell>
          <table:table-cell table:formula="of:=((1/[filter.C$4]) / ((1/[filter.C$4]) + 1/(3.1415 *[filter.$A8]/2)))" office:value-type="float" office:value="0.654274705821098" calcext:value-type="float">
            <text:p>0,6543</text:p>
          </table:table-cell>
          <table:table-cell table:formula="of:=((1/[filter.D$4]) / ((1/[filter.D$4]) + 1/(3.1415 *[filter.$A8]/2)))" office:value-type="float" office:value="0.611008460565983" calcext:value-type="float">
            <text:p>0,6110</text:p>
          </table:table-cell>
          <table:table-cell table:formula="of:=((1/[filter.E$4]) / ((1/[filter.E$4]) + 1/(3.1415 *[filter.$A8]/2)))" office:value-type="float" office:value="0.556855446246566" calcext:value-type="float">
            <text:p>0,5569</text:p>
          </table:table-cell>
          <table:table-cell table:formula="of:=((1/[filter.F$4]) / ((1/[filter.F$4]) + 1/(3.1415 *[filter.$A8]/2)))" office:value-type="float" office:value="0.485436143088928" calcext:value-type="float">
            <text:p>0,4854</text:p>
          </table:table-cell>
          <table:table-cell table:formula="of:=((1/[filter.G$4]) / ((1/[filter.G$4]) + 1/(3.1415 *[filter.$A8]/2)))" office:value-type="float" office:value="0.385862556040042" calcext:value-type="float">
            <text:p>0,3859</text:p>
          </table:table-cell>
          <table:table-cell table:formula="of:=((1/[filter.H$4]) / ((1/[filter.H$4]) + 1/(3.1415 *[filter.$A8]/2)))" office:value-type="float" office:value="0.239051858615835" calcext:value-type="float">
            <text:p>0,23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1/[filter.B$4]) / ((1/[filter.B$4]) + 1/(3.1415 *[filter.$A9]/2)))" office:value-type="float" office:value="0.797031586959279" calcext:value-type="float">
            <text:p>0,7970</text:p>
          </table:table-cell>
          <table:table-cell table:formula="of:=((1/[filter.C$4]) / ((1/[filter.C$4]) + 1/(3.1415 *[filter.$A9]/2)))" office:value-type="float" office:value="0.702875041951001" calcext:value-type="float">
            <text:p>0,7029</text:p>
          </table:table-cell>
          <table:table-cell table:formula="of:=((1/[filter.D$4]) / ((1/[filter.D$4]) + 1/(3.1415 *[filter.$A9]/2)))" office:value-type="float" office:value="0.662554044078878" calcext:value-type="float">
            <text:p>0,6626</text:p>
          </table:table-cell>
          <table:table-cell table:formula="of:=((1/[filter.E$4]) / ((1/[filter.E$4]) + 1/(3.1415 *[filter.$A9]/2)))" office:value-type="float" office:value="0.611008460565983" calcext:value-type="float">
            <text:p>0,6110</text:p>
          </table:table-cell>
          <table:table-cell table:formula="of:=((1/[filter.F$4]) / ((1/[filter.F$4]) + 1/(3.1415 *[filter.$A9]/2)))" office:value-type="float" office:value="0.541124795452588" calcext:value-type="float">
            <text:p>0,5411</text:p>
          </table:table-cell>
          <table:table-cell table:formula="of:=((1/[filter.G$4]) / ((1/[filter.G$4]) + 1/(3.1415 *[filter.$A9]/2)))" office:value-type="float" office:value="0.439893579780158" calcext:value-type="float">
            <text:p>0,4399</text:p>
          </table:table-cell>
          <table:table-cell table:formula="of:=((1/[filter.H$4]) / ((1/[filter.H$4]) + 1/(3.1415 *[filter.$A9]/2)))" office:value-type="float" office:value="0.281963828927882" calcext:value-type="float">
            <text:p>0,28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1/[filter.B$4]) / ((1/[filter.B$4]) + 1/(3.1415 *[filter.$A10]/2)))" office:value-type="float" office:value="0.824937634032124" calcext:value-type="float">
            <text:p>0,8249</text:p>
          </table:table-cell>
          <table:table-cell table:formula="of:=((1/[filter.C$4]) / ((1/[filter.C$4]) + 1/(3.1415 *[filter.$A10]/2)))" office:value-type="float" office:value="0.739495468633528" calcext:value-type="float">
            <text:p>0,7395</text:p>
          </table:table-cell>
          <table:table-cell table:formula="of:=((1/[filter.D$4]) / ((1/[filter.D$4]) + 1/(3.1415 *[filter.$A10]/2)))" office:value-type="float" office:value="0.702037319825692" calcext:value-type="float">
            <text:p>0,7020</text:p>
          </table:table-cell>
          <table:table-cell table:formula="of:=((1/[filter.E$4]) / ((1/[filter.E$4]) + 1/(3.1415 *[filter.$A10]/2)))" office:value-type="float" office:value="0.653367534403272" calcext:value-type="float">
            <text:p>0,6534</text:p>
          </table:table-cell>
          <table:table-cell table:formula="of:=((1/[filter.F$4]) / ((1/[filter.F$4]) + 1/(3.1415 *[filter.$A10]/2)))" office:value-type="float" office:value="0.585936771425907" calcext:value-type="float">
            <text:p>0,5859</text:p>
          </table:table-cell>
          <table:table-cell table:formula="of:=((1/[filter.G$4]) / ((1/[filter.G$4]) + 1/(3.1415 *[filter.$A10]/2)))" office:value-type="float" office:value="0.485186233879894" calcext:value-type="float">
            <text:p>0,4852</text:p>
          </table:table-cell>
          <table:table-cell table:formula="of:=((1/[filter.H$4]) / ((1/[filter.H$4]) + 1/(3.1415 *[filter.$A10]/2)))" office:value-type="float" office:value="0.32029431256266" calcext:value-type="float">
            <text:p>0,3203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style-name="Default"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3.1415 *[filter.$A13]*2) * 1000" office:value-type="float" office:value="3.18319274232055" calcext:value-type="float">
            <text:p>3,18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3.1415 *[filter.$A14]*2) * 1000" office:value-type="float" office:value="1.59159637116027" calcext:value-type="float">
            <text:p>1,591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3.1415 *[filter.$A15]*2) * 1000" office:value-type="float" office:value="1.06106424744018" calcext:value-type="float">
            <text:p>1,06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3.1415 *[filter.$A16]*2) * 1000" office:value-type="float" office:value="0.795798185580137" calcext:value-type="float">
            <text:p>0,795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3.1415 *[filter.$A17]*2) * 1000" office:value-type="float" office:value="0.636638548464109" calcext:value-type="float">
            <text:p>0,636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(3.1415 *[filter.$A18]*2) * 1000" office:value-type="float" office:value="0.530532123720091" calcext:value-type="float">
            <text:p>0,5305</text:p>
          </table:table-cell>
          <table:table-cell table:number-columns-repeated="6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loext:p draw:notify-on-update-of-ranges="calibration.A2:calibration.A71 calibration.B2:calibration.B71 calibration.A2:calibration.A71 calibration.C2:calibration.C71 calibration.A2:calibration.A71 calibration.D2:calibration.D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calibration.B2]-[calibration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calibration.B3]*[calibration.$C$1]+(1-[calibration.$C$1])*[calibration.C2]" office:value-type="float" office:value="7.65" calcext:value-type="float">
            <text:p>7,65</text:p>
          </table:table-cell>
          <table:table-cell table:formula="of:=[calibration.B3]-[calibration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calibration.B4]*[calibration.$C$1]+(1-[calibration.$C$1])*[calibration.C3]" office:value-type="float" office:value="14.3025" calcext:value-type="float">
            <text:p>14,30</text:p>
          </table:table-cell>
          <table:table-cell table:formula="of:=[calibration.B4]-[calibration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calibration.B5]*[calibration.$C$1]+(1-[calibration.$C$1])*[calibration.C4]" office:value-type="float" office:value="19.807125" calcext:value-type="float">
            <text:p>19,81</text:p>
          </table:table-cell>
          <table:table-cell table:formula="of:=[calibration.B5]-[calibration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calibration.B6]*[calibration.$C$1]+(1-[calibration.$C$1])*[calibration.C5]" office:value-type="float" office:value="24.33605625" calcext:value-type="float">
            <text:p>24,34</text:p>
          </table:table-cell>
          <table:table-cell table:formula="of:=[calibration.B6]-[calibration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calibration.B7]*[calibration.$C$1]+(1-[calibration.$C$1])*[calibration.C6]" office:value-type="float" office:value="28.0356478125" calcext:value-type="float">
            <text:p>28,04</text:p>
          </table:table-cell>
          <table:table-cell table:formula="of:=[calibration.B7]-[calibration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calibration.B8]*[calibration.$C$1]+(1-[calibration.$C$1])*[calibration.C7]" office:value-type="float" office:value="31.180300640625" calcext:value-type="float">
            <text:p>31,18</text:p>
          </table:table-cell>
          <table:table-cell table:formula="of:=[calibration.B8]-[calibration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calibration.B9]*[calibration.$C$1]+(1-[calibration.$C$1])*[calibration.C8]" office:value-type="float" office:value="33.8532555445312" calcext:value-type="float">
            <text:p>33,85</text:p>
          </table:table-cell>
          <table:table-cell table:formula="of:=[calibration.B9]-[calibration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calibration.B10]*[calibration.$C$1]+(1-[calibration.$C$1])*[calibration.C9]" office:value-type="float" office:value="36.2752672128516" calcext:value-type="float">
            <text:p>36,28</text:p>
          </table:table-cell>
          <table:table-cell table:formula="of:=[calibration.B10]-[calibration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calibration.B11]*[calibration.$C$1]+(1-[calibration.$C$1])*[calibration.C10]" office:value-type="float" office:value="38.4839771309238" calcext:value-type="float">
            <text:p>38,48</text:p>
          </table:table-cell>
          <table:table-cell table:formula="of:=[calibration.B11]-[calibration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calibration.B12]*[calibration.$C$1]+(1-[calibration.$C$1])*[calibration.C11]" office:value-type="float" office:value="40.3613805612853" calcext:value-type="float">
            <text:p>40,36</text:p>
          </table:table-cell>
          <table:table-cell table:formula="of:=[calibration.B12]-[calibration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calibration.B13]*[calibration.$C$1]+(1-[calibration.$C$1])*[calibration.C12]" office:value-type="float" office:value="42.1071734770925" calcext:value-type="float">
            <text:p>42,11</text:p>
          </table:table-cell>
          <table:table-cell table:formula="of:=[calibration.B13]-[calibration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calibration.B14]*[calibration.$C$1]+(1-[calibration.$C$1])*[calibration.C13]" office:value-type="float" office:value="43.5910974555286" calcext:value-type="float">
            <text:p>43,59</text:p>
          </table:table-cell>
          <table:table-cell table:formula="of:=[calibration.B14]-[calibration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calibration.B15]*[calibration.$C$1]+(1-[calibration.$C$1])*[calibration.C14]" office:value-type="float" office:value="44.7024328371993" calcext:value-type="float">
            <text:p>44,70</text:p>
          </table:table-cell>
          <table:table-cell table:formula="of:=[calibration.B15]-[calibration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calibration.B16]*[calibration.$C$1]+(1-[calibration.$C$1])*[calibration.C15]" office:value-type="float" office:value="45.7970679116194" calcext:value-type="float">
            <text:p>45,80</text:p>
          </table:table-cell>
          <table:table-cell table:formula="of:=[calibration.B16]-[calibration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calibration.B17]*[calibration.$C$1]+(1-[calibration.$C$1])*[calibration.C16]" office:value-type="float" office:value="46.5775077248765" calcext:value-type="float">
            <text:p>46,58</text:p>
          </table:table-cell>
          <table:table-cell table:formula="of:=[calibration.B17]-[calibration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calibration.B18]*[calibration.$C$1]+(1-[calibration.$C$1])*[calibration.C17]" office:value-type="float" office:value="47.240881566145" calcext:value-type="float">
            <text:p>47,24</text:p>
          </table:table-cell>
          <table:table-cell table:formula="of:=[calibration.B18]-[calibration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calibration.B19]*[calibration.$C$1]+(1-[calibration.$C$1])*[calibration.C18]" office:value-type="float" office:value="47.6547493312233" calcext:value-type="float">
            <text:p>47,65</text:p>
          </table:table-cell>
          <table:table-cell table:formula="of:=[calibration.B19]-[calibration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calibration.B20]*[calibration.$C$1]+(1-[calibration.$C$1])*[calibration.C19]" office:value-type="float" office:value="47.8565369315398" calcext:value-type="float">
            <text:p>47,86</text:p>
          </table:table-cell>
          <table:table-cell table:formula="of:=[calibration.B20]-[calibration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calibration.B21]*[calibration.$C$1]+(1-[calibration.$C$1])*[calibration.C20]" office:value-type="float" office:value="48.1780563918088" calcext:value-type="float">
            <text:p>48,18</text:p>
          </table:table-cell>
          <table:table-cell table:formula="of:=[calibration.B21]-[calibration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calibration.B22]*[calibration.$C$1]+(1-[calibration.$C$1])*[calibration.C21]" office:value-type="float" office:value="48.3013479330375" calcext:value-type="float">
            <text:p>48,30</text:p>
          </table:table-cell>
          <table:table-cell table:formula="of:=[calibration.B22]-[calibration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calibration.B23]*[calibration.$C$1]+(1-[calibration.$C$1])*[calibration.C22]" office:value-type="float" office:value="48.4061457430819" calcext:value-type="float">
            <text:p>48,41</text:p>
          </table:table-cell>
          <table:table-cell table:formula="of:=[calibration.B23]-[calibration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calibration.B24]*[calibration.$C$1]+(1-[calibration.$C$1])*[calibration.C23]" office:value-type="float" office:value="48.6452238816196" calcext:value-type="float">
            <text:p>48,65</text:p>
          </table:table-cell>
          <table:table-cell table:formula="of:=[calibration.B24]-[calibration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calibration.B25]*[calibration.$C$1]+(1-[calibration.$C$1])*[calibration.C24]" office:value-type="float" office:value="48.8484402993766" calcext:value-type="float">
            <text:p>48,85</text:p>
          </table:table-cell>
          <table:table-cell table:formula="of:=[calibration.B25]-[calibration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calibration.B26]*[calibration.$C$1]+(1-[calibration.$C$1])*[calibration.C25]" office:value-type="float" office:value="49.1711742544702" calcext:value-type="float">
            <text:p>49,17</text:p>
          </table:table-cell>
          <table:table-cell table:formula="of:=[calibration.B26]-[calibration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calibration.B27]*[calibration.$C$1]+(1-[calibration.$C$1])*[calibration.C26]" office:value-type="float" office:value="49.2954981162996" calcext:value-type="float">
            <text:p>49,30</text:p>
          </table:table-cell>
          <table:table-cell table:formula="of:=[calibration.B27]-[calibration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calibration.B28]*[calibration.$C$1]+(1-[calibration.$C$1])*[calibration.C27]" office:value-type="float" office:value="49.2511733988547" calcext:value-type="float">
            <text:p>49,25</text:p>
          </table:table-cell>
          <table:table-cell table:formula="of:=[calibration.B28]-[calibration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calibration.B29]*[calibration.$C$1]+(1-[calibration.$C$1])*[calibration.C28]" office:value-type="float" office:value="49.3634973890265" calcext:value-type="float">
            <text:p>49,36</text:p>
          </table:table-cell>
          <table:table-cell table:formula="of:=[calibration.B29]-[calibration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calibration.B30]*[calibration.$C$1]+(1-[calibration.$C$1])*[calibration.C29]" office:value-type="float" office:value="49.6089727806725" calcext:value-type="float">
            <text:p>49,61</text:p>
          </table:table-cell>
          <table:table-cell table:formula="of:=[calibration.B30]-[calibration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calibration.B31]*[calibration.$C$1]+(1-[calibration.$C$1])*[calibration.C30]" office:value-type="float" office:value="49.6676268635716" calcext:value-type="float">
            <text:p>49,67</text:p>
          </table:table-cell>
          <table:table-cell table:formula="of:=[calibration.B31]-[calibration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calibration.B32]*[calibration.$C$1]+(1-[calibration.$C$1])*[calibration.C31]" office:value-type="float" office:value="49.7174828340359" calcext:value-type="float">
            <text:p>49,72</text:p>
          </table:table-cell>
          <table:table-cell table:formula="of:=[calibration.B32]-[calibration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calibration.B33]*[calibration.$C$1]+(1-[calibration.$C$1])*[calibration.C32]" office:value-type="float" office:value="49.9098604089305" calcext:value-type="float">
            <text:p>49,91</text:p>
          </table:table-cell>
          <table:table-cell table:formula="of:=[calibration.B33]-[calibration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calibration.B34]*[calibration.$C$1]+(1-[calibration.$C$1])*[calibration.C33]" office:value-type="float" office:value="49.9233813475909" calcext:value-type="float">
            <text:p>49,92</text:p>
          </table:table-cell>
          <table:table-cell table:formula="of:=[calibration.B34]-[calibration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calibration.B35]*[calibration.$C$1]+(1-[calibration.$C$1])*[calibration.C34]" office:value-type="float" office:value="50.0848741454523" calcext:value-type="float">
            <text:p>50,08</text:p>
          </table:table-cell>
          <table:table-cell table:formula="of:=[calibration.B35]-[calibration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calibration.B36]*[calibration.$C$1]+(1-[calibration.$C$1])*[calibration.C35]" office:value-type="float" office:value="50.0721430236344" calcext:value-type="float">
            <text:p>50,07</text:p>
          </table:table-cell>
          <table:table-cell table:formula="of:=[calibration.B36]-[calibration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calibration.B37]*[calibration.$C$1]+(1-[calibration.$C$1])*[calibration.C36]" office:value-type="float" office:value="49.9113215700893" calcext:value-type="float">
            <text:p>49,91</text:p>
          </table:table-cell>
          <table:table-cell table:formula="of:=[calibration.B37]-[calibration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calibration.B38]*[calibration.$C$1]+(1-[calibration.$C$1])*[calibration.C37]" office:value-type="float" office:value="49.7746233345759" calcext:value-type="float">
            <text:p>49,77</text:p>
          </table:table-cell>
          <table:table-cell table:formula="of:=[calibration.B38]-[calibration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calibration.B39]*[calibration.$C$1]+(1-[calibration.$C$1])*[calibration.C38]" office:value-type="float" office:value="49.6584298343895" calcext:value-type="float">
            <text:p>49,66</text:p>
          </table:table-cell>
          <table:table-cell table:formula="of:=[calibration.B39]-[calibration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calibration.B40]*[calibration.$C$1]+(1-[calibration.$C$1])*[calibration.C39]" office:value-type="float" office:value="49.7096653592311" calcext:value-type="float">
            <text:p>49,71</text:p>
          </table:table-cell>
          <table:table-cell table:formula="of:=[calibration.B40]-[calibration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calibration.B41]*[calibration.$C$1]+(1-[calibration.$C$1])*[calibration.C40]" office:value-type="float" office:value="49.9032155553464" calcext:value-type="float">
            <text:p>49,90</text:p>
          </table:table-cell>
          <table:table-cell table:formula="of:=[calibration.B41]-[calibration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calibration.B42]*[calibration.$C$1]+(1-[calibration.$C$1])*[calibration.C41]" office:value-type="float" office:value="50.0677332220444" calcext:value-type="float">
            <text:p>50,07</text:p>
          </table:table-cell>
          <table:table-cell table:formula="of:=[calibration.B42]-[calibration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calibration.B43]*[calibration.$C$1]+(1-[calibration.$C$1])*[calibration.C42]" office:value-type="float" office:value="50.3575732387378" calcext:value-type="float">
            <text:p>50,36</text:p>
          </table:table-cell>
          <table:table-cell table:formula="of:=[calibration.B43]-[calibration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calibration.B44]*[calibration.$C$1]+(1-[calibration.$C$1])*[calibration.C43]" office:value-type="float" office:value="50.6039372529271" calcext:value-type="float">
            <text:p>50,60</text:p>
          </table:table-cell>
          <table:table-cell table:formula="of:=[calibration.B44]-[calibration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calibration.B45]*[calibration.$C$1]+(1-[calibration.$C$1])*[calibration.C44]" office:value-type="float" office:value="50.963346664988" calcext:value-type="float">
            <text:p>50,96</text:p>
          </table:table-cell>
          <table:table-cell table:formula="of:=[calibration.B45]-[calibration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calibration.B46]*[calibration.$C$1]+(1-[calibration.$C$1])*[calibration.C45]" office:value-type="float" office:value="51.1188446652398" calcext:value-type="float">
            <text:p>51,12</text:p>
          </table:table-cell>
          <table:table-cell table:formula="of:=[calibration.B46]-[calibration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calibration.B47]*[calibration.$C$1]+(1-[calibration.$C$1])*[calibration.C46]" office:value-type="float" office:value="51.1010179654538" calcext:value-type="float">
            <text:p>51,10</text:p>
          </table:table-cell>
          <table:table-cell table:formula="of:=[calibration.B47]-[calibration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calibration.B48]*[calibration.$C$1]+(1-[calibration.$C$1])*[calibration.C47]" office:value-type="float" office:value="51.0858652706358" calcext:value-type="float">
            <text:p>51,09</text:p>
          </table:table-cell>
          <table:table-cell table:formula="of:=[calibration.B48]-[calibration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calibration.B49]*[calibration.$C$1]+(1-[calibration.$C$1])*[calibration.C48]" office:value-type="float" office:value="50.9229854800404" calcext:value-type="float">
            <text:p>50,92</text:p>
          </table:table-cell>
          <table:table-cell table:formula="of:=[calibration.B49]-[calibration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calibration.B50]*[calibration.$C$1]+(1-[calibration.$C$1])*[calibration.C49]" office:value-type="float" office:value="50.6345376580343" calcext:value-type="float">
            <text:p>50,63</text:p>
          </table:table-cell>
          <table:table-cell table:formula="of:=[calibration.B50]-[calibration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calibration.B51]*[calibration.$C$1]+(1-[calibration.$C$1])*[calibration.C50]" office:value-type="float" office:value="50.5393570093292" calcext:value-type="float">
            <text:p>50,54</text:p>
          </table:table-cell>
          <table:table-cell table:formula="of:=[calibration.B51]-[calibration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calibration.B52]*[calibration.$C$1]+(1-[calibration.$C$1])*[calibration.C51]" office:value-type="float" office:value="50.3084534579298" calcext:value-type="float">
            <text:p>50,31</text:p>
          </table:table-cell>
          <table:table-cell table:formula="of:=[calibration.B52]-[calibration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calibration.B53]*[calibration.$C$1]+(1-[calibration.$C$1])*[calibration.C52]" office:value-type="float" office:value="50.1121854392403" calcext:value-type="float">
            <text:p>50,11</text:p>
          </table:table-cell>
          <table:table-cell table:formula="of:=[calibration.B53]-[calibration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calibration.B54]*[calibration.$C$1]+(1-[calibration.$C$1])*[calibration.C53]" office:value-type="float" office:value="50.0953576233543" calcext:value-type="float">
            <text:p>50,10</text:p>
          </table:table-cell>
          <table:table-cell table:formula="of:=[calibration.B54]-[calibration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calibration.B55]*[calibration.$C$1]+(1-[calibration.$C$1])*[calibration.C54]" office:value-type="float" office:value="50.0810539798511" calcext:value-type="float">
            <text:p>50,08</text:p>
          </table:table-cell>
          <table:table-cell table:formula="of:=[calibration.B55]-[calibration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calibration.B56]*[calibration.$C$1]+(1-[calibration.$C$1])*[calibration.C55]" office:value-type="float" office:value="50.2188958828735" calcext:value-type="float">
            <text:p>50,22</text:p>
          </table:table-cell>
          <table:table-cell table:formula="of:=[calibration.B56]-[calibration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calibration.B57]*[calibration.$C$1]+(1-[calibration.$C$1])*[calibration.C56]" office:value-type="float" office:value="50.1860615004425" calcext:value-type="float">
            <text:p>50,19</text:p>
          </table:table-cell>
          <table:table-cell table:formula="of:=[calibration.B57]-[calibration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calibration.B58]*[calibration.$C$1]+(1-[calibration.$C$1])*[calibration.C57]" office:value-type="float" office:value="50.0081522753761" calcext:value-type="float">
            <text:p>50,01</text:p>
          </table:table-cell>
          <table:table-cell table:formula="of:=[calibration.B58]-[calibration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calibration.B59]*[calibration.$C$1]+(1-[calibration.$C$1])*[calibration.C58]" office:value-type="float" office:value="50.0069294340697" calcext:value-type="float">
            <text:p>50,01</text:p>
          </table:table-cell>
          <table:table-cell table:formula="of:=[calibration.B59]-[calibration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calibration.B60]*[calibration.$C$1]+(1-[calibration.$C$1])*[calibration.C59]" office:value-type="float" office:value="50.1558900189592" calcext:value-type="float">
            <text:p>50,16</text:p>
          </table:table-cell>
          <table:table-cell table:formula="of:=[calibration.B60]-[calibration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calibration.B61]*[calibration.$C$1]+(1-[calibration.$C$1])*[calibration.C60]" office:value-type="float" office:value="50.1325065161153" calcext:value-type="float">
            <text:p>50,13</text:p>
          </table:table-cell>
          <table:table-cell table:formula="of:=[calibration.B61]-[calibration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calibration.B62]*[calibration.$C$1]+(1-[calibration.$C$1])*[calibration.C61]" office:value-type="float" office:value="50.112630538698" calcext:value-type="float">
            <text:p>50,11</text:p>
          </table:table-cell>
          <table:table-cell table:formula="of:=[calibration.B62]-[calibration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calibration.B63]*[calibration.$C$1]+(1-[calibration.$C$1])*[calibration.C62]" office:value-type="float" office:value="50.2457359578933" calcext:value-type="float">
            <text:p>50,25</text:p>
          </table:table-cell>
          <table:table-cell table:formula="of:=[calibration.B63]-[calibration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calibration.B64]*[calibration.$C$1]+(1-[calibration.$C$1])*[calibration.C63]" office:value-type="float" office:value="50.2088755642093" calcext:value-type="float">
            <text:p>50,21</text:p>
          </table:table-cell>
          <table:table-cell table:formula="of:=[calibration.B64]-[calibration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calibration.B65]*[calibration.$C$1]+(1-[calibration.$C$1])*[calibration.C64]" office:value-type="float" office:value="50.0275442295779" calcext:value-type="float">
            <text:p>50,03</text:p>
          </table:table-cell>
          <table:table-cell table:formula="of:=[calibration.B65]-[calibration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calibration.B66]*[calibration.$C$1]+(1-[calibration.$C$1])*[calibration.C65]" office:value-type="float" office:value="50.0234125951412" calcext:value-type="float">
            <text:p>50,02</text:p>
          </table:table-cell>
          <table:table-cell table:formula="of:=[calibration.B66]-[calibration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calibration.B67]*[calibration.$C$1]+(1-[calibration.$C$1])*[calibration.C66]" office:value-type="float" office:value="50.16990070587" calcext:value-type="float">
            <text:p>50,17</text:p>
          </table:table-cell>
          <table:table-cell table:formula="of:=[calibration.B67]-[calibration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calibration.B68]*[calibration.$C$1]+(1-[calibration.$C$1])*[calibration.C67]" office:value-type="float" office:value="50.1444155999895" calcext:value-type="float">
            <text:p>50,14</text:p>
          </table:table-cell>
          <table:table-cell table:formula="of:=[calibration.B68]-[calibration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calibration.B69]*[calibration.$C$1]+(1-[calibration.$C$1])*[calibration.C68]" office:value-type="float" office:value="50.1227532599911" calcext:value-type="float">
            <text:p>50,12</text:p>
          </table:table-cell>
          <table:table-cell table:formula="of:=[calibration.B69]-[calibration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calibration.B70]*[calibration.$C$1]+(1-[calibration.$C$1])*[calibration.C69]" office:value-type="float" office:value="50.2543402709924" calcext:value-type="float">
            <text:p>50,25</text:p>
          </table:table-cell>
          <table:table-cell table:formula="of:=[calibration.B70]-[calibration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calibration.B71]*[calibration.$C$1]+(1-[calibration.$C$1])*[calibration.C70]" office:value-type="float" office:value="50.2161892303436" calcext:value-type="float">
            <text:p>50,22</text:p>
          </table:table-cell>
          <table:table-cell table:formula="of:=[calibration.B71]-[calibration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airmode.$D$4]*[airmode.D6]+[airmode.$E$4]*[airmode.E6]+[airmode.$F$4]*[airmode.F6]" office:value-type="float" office:value="-0.4" calcext:value-type="float">
            <text:p>-0,4</text:p>
          </table:table-cell>
          <table:table-cell table:formula="of:=IF(AND([airmode.$I$4] &gt; 0;[airmode.$H$16] &gt; 2); [airmode.H6]/[airmode.$H$16]*2; [airmode.H6])" office:value-type="float" office:value="-0.4" calcext:value-type="float">
            <text:p>-0,4</text:p>
          </table:table-cell>
          <table:table-cell table:formula="of:=[airmode.$H$21]*[airmode.C6]+[airmode.I6]" office:value-type="float" office:value="-0.6" calcext:value-type="float">
            <text:p>-0,6</text:p>
          </table:table-cell>
          <table:table-cell table:formula="of:=([airmode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airmode.$D$4]*[airmode.D7]+[airmode.$E$4]*[airmode.E7]+[airmode.$F$4]*[airmode.F7]" office:value-type="float" office:value="-0.4" calcext:value-type="float">
            <text:p>-0,4</text:p>
          </table:table-cell>
          <table:table-cell table:formula="of:=IF(AND([airmode.$I$4] &gt; 0;[airmode.$H$16] &gt; 2); [airmode.H7]/[airmode.$H$16]*2; [airmode.H7])" office:value-type="float" office:value="-0.4" calcext:value-type="float">
            <text:p>-0,4</text:p>
          </table:table-cell>
          <table:table-cell table:formula="of:=[airmode.$H$21]*[airmode.C7]+[airmode.I7]" office:value-type="float" office:value="-0.6" calcext:value-type="float">
            <text:p>-0,6</text:p>
          </table:table-cell>
          <table:table-cell table:formula="of:=([airmode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airmode.$D$4]*[airmode.D8]+[airmode.$E$4]*[airmode.E8]+[airmode.$F$4]*[airmode.F8]" office:value-type="float" office:value="1.2" calcext:value-type="float">
            <text:p>1,2</text:p>
          </table:table-cell>
          <table:table-cell table:formula="of:=IF(AND([airmode.$I$4] &gt; 0;[airmode.$H$16] &gt; 2); [airmode.H8]/[airmode.$H$16]*2; [airmode.H8])" office:value-type="float" office:value="1.2" calcext:value-type="float">
            <text:p>1,2</text:p>
          </table:table-cell>
          <table:table-cell table:formula="of:=[airmode.$H$21]*[airmode.C8]+[airmode.I8]" office:value-type="float" office:value="1" calcext:value-type="float">
            <text:p>1</text:p>
          </table:table-cell>
          <table:table-cell table:formula="of:=([airmode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airmode.$D$4]*[airmode.D9]+[airmode.$E$4]*[airmode.E9]+[airmode.$F$4]*[airmode.F9]" office:value-type="float" office:value="-0.4" calcext:value-type="float">
            <text:p>-0,4</text:p>
          </table:table-cell>
          <table:table-cell table:formula="of:=IF(AND([airmode.$I$4] &gt; 0;[airmode.$H$16] &gt; 2); [airmode.H9]/[airmode.$H$16]*2; [airmode.H9])" office:value-type="float" office:value="-0.4" calcext:value-type="float">
            <text:p>-0,4</text:p>
          </table:table-cell>
          <table:table-cell table:formula="of:=[airmode.$H$21]*[airmode.C9]+[airmode.I9]" office:value-type="float" office:value="-0.6" calcext:value-type="float">
            <text:p>-0,6</text:p>
          </table:table-cell>
          <table:table-cell table:formula="of:=([airmode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airmode.H6:.H9])" office:value-type="float" office:value="-0.4" calcext:value-type="float">
            <text:p>-0,4</text:p>
          </table:table-cell>
          <table:table-cell table:formula="of:=MIN([airmode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airmode.H6:.H9])" office:value-type="float" office:value="1.2" calcext:value-type="float">
            <text:p>1,2</text:p>
          </table:table-cell>
          <table:table-cell table:formula="of:=MAX([airmode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airmode.H14]-[airmode.H13]" office:value-type="float" office:value="1.6" calcext:value-type="float">
            <text:p>1,6</text:p>
          </table:table-cell>
          <table:table-cell table:formula="of:=[airmode.I14]-[airmode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airmode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airmode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airmode.H16]&gt;2;0;MIN(MAX([airmode.H18];[airmode.C4]);[airmode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pwm.B2]/1000000" office:value-type="float" office:value="160" calcext:value-type="float">
            <text:p>16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wm.A7]*[pwm.$B$3]" office:value-type="float" office:value="160" calcext:value-type="float">
            <text:p>160</text:p>
          </table:table-cell>
          <table:table-cell table:formula="of:=[pwm.B7]/8" office:value-type="float" office:value="20" calcext:value-type="float">
            <text:p>20</text:p>
          </table:table-cell>
          <table:table-cell table:formula="of:=[pwm.A7]/8" office:value-type="float" office:value="0.125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wm.A8]*[pwm.$B$3]" office:value-type="float" office:value="1600" calcext:value-type="float">
            <text:p>1600</text:p>
          </table:table-cell>
          <table:table-cell table:formula="of:=[pwm.B8]/8" office:value-type="float" office:value="200" calcext:value-type="float">
            <text:p>200</text:p>
          </table:table-cell>
          <table:table-cell table:formula="of:=[pwm.A8]/8" office:value-type="float" office:value="1.25" calcext:value-type="float">
            <text:p>1,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pwm.A9]*[pwm.$B$3]" office:value-type="float" office:value="3200" calcext:value-type="float">
            <text:p>3200</text:p>
          </table:table-cell>
          <table:table-cell table:formula="of:=[pwm.B9]/8" office:value-type="float" office:value="400" calcext:value-type="float">
            <text:p>400</text:p>
          </table:table-cell>
          <table:table-cell table:formula="of:=[pwm.A9]/8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pwm.A10]*[pwm.$B$3]" office:value-type="float" office:value="16000" calcext:value-type="float">
            <text:p>16000</text:p>
          </table:table-cell>
          <table:table-cell table:formula="of:=[pwm.B10]/8" office:value-type="float" office:value="2000" calcext:value-type="float">
            <text:p>2000</text:p>
          </table:table-cell>
          <table:table-cell table:formula="of:=[pwm.A10]/8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pwm.A11]*[pwm.$B$3]" office:value-type="float" office:value="160000" calcext:value-type="float">
            <text:p>160000</text:p>
          </table:table-cell>
          <table:table-cell table:formula="of:=[pwm.B11]/8" office:value-type="float" office:value="20000" calcext:value-type="float">
            <text:p>20000</text:p>
          </table:table-cell>
          <table:table-cell table:formula="of:=[pwm.A11]/8" office:value-type="float" office:value="125" calcext:value-type="float">
            <text:p>125,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pwm.A12]*[pwm.$B$3]" office:value-type="float" office:value="161600" calcext:value-type="float">
            <text:p>161600</text:p>
          </table:table-cell>
          <table:table-cell table:formula="of:=[pwm.B12]/8" office:value-type="float" office:value="20200" calcext:value-type="float">
            <text:p>20200</text:p>
          </table:table-cell>
          <table:table-cell table:formula="of:=[pwm.A12]/8" office:value-type="float" office:value="126.25" calcext:value-type="float">
            <text:p>126,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pwm.A13]*[pwm.$B$3]" office:value-type="float" office:value="168000" calcext:value-type="float">
            <text:p>168000</text:p>
          </table:table-cell>
          <table:table-cell table:formula="of:=[pwm.B13]/8" office:value-type="float" office:value="21000" calcext:value-type="float">
            <text:p>21000</text:p>
          </table:table-cell>
          <table:table-cell table:formula="of:=[pwm.A13]/8" office:value-type="float" office:value="131.25" calcext:value-type="float">
            <text:p>131,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pwm.A14]*[pwm.$B$3]" office:value-type="float" office:value="176000" calcext:value-type="float">
            <text:p>176000</text:p>
          </table:table-cell>
          <table:table-cell table:formula="of:=[pwm.B14]/8" office:value-type="float" office:value="22000" calcext:value-type="float">
            <text:p>22000</text:p>
          </table:table-cell>
          <table:table-cell table:formula="of:=[pwm.A14]/8" office:value-type="float" office:value="137.5" calcext:value-type="float">
            <text:p>137,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pwm.A15]*[pwm.$B$3]" office:value-type="float" office:value="240000" calcext:value-type="float">
            <text:p>240000</text:p>
          </table:table-cell>
          <table:table-cell table:formula="of:=[pwm.B15]/8" office:value-type="float" office:value="30000" calcext:value-type="float">
            <text:p>30000</text:p>
          </table:table-cell>
          <table:table-cell table:formula="of:=[pwm.A15]/8"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pwm.A16]*[pwm.$B$3]" office:value-type="float" office:value="320000" calcext:value-type="float">
            <text:p>320000</text:p>
          </table:table-cell>
          <table:table-cell table:formula="of:=[pwm.B16]/8" office:value-type="float" office:value="40000" calcext:value-type="float">
            <text:p>40000</text:p>
          </table:table-cell>
          <table:table-cell table:formula="of:=[pwm.A16]/8" office:value-type="float" office:value="250" calcext:value-type="float">
            <text:p>250,0</text:p>
          </table:table-cell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.00.0000</text:date>, <text:time style:data-style-name="N2" text:time-value="19:49:04.538271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M</meta:editing-duration>
    <meta:editing-cycles>19</meta:editing-cycles>
    <meta:generator>LibreOffice/5.1.6.2$Linux_X86_64 LibreOffice_project/10m0$Build-2</meta:generator>
    <dc:date>2017-11-01T20:40:35.644704234</dc:date>
    <meta:document-statistic meta:table-count="6" meta:cell-count="84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